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mily-generic="roman"/>
    <style:font-face style:name="sans-serif" svg:font-family="sans-serif" style:font-family-generic="swiss"/>
    <style:font-face style:name="sans-serif1" svg:font-family="sans-serif, Arial" style:font-adornments="Normal" style:font-family-generic="swis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Grande" svg:font-family="'Lucida Grande'"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_3c_meta_3e_">
      <style:text-properties style:font-name-complex="Times New Roman" style:font-size-complex="10pt"/>
    </style:style>
    <style:style style:name="P2" style:family="paragraph" style:parent-style-name="Normal">
      <style:paragraph-properties fo:margin-top="0cm" fo:margin-bottom="0cm" style:contextual-spacing="false" fo:line-height="100%"/>
      <style:text-properties style:font-name="Times New Roman" fo:font-size="12pt" style:font-size-asian="12pt"/>
    </style:style>
    <style:style style:name="P3" style:family="paragraph" style:parent-style-name="Normal">
      <style:paragraph-properties fo:margin-top="0cm" fo:margin-bottom="0cm" style:contextual-spacing="false" fo:line-height="100%" fo:text-align="justify" style:justify-single-word="false"/>
      <style:text-properties style:font-name="Times New Roman" fo:font-size="12pt" style:font-size-asian="12pt"/>
    </style:style>
    <style:style style:name="P4" style:family="paragraph" style:parent-style-name="Normal">
      <style:paragraph-properties fo:margin-left="0cm" fo:margin-right="0cm" fo:margin-top="0cm" fo:margin-bottom="0cm" style:contextual-spacing="false" fo:line-height="100%" fo:text-align="justify" style:justify-single-word="false" fo:text-indent="1cm" style:auto-text-indent="false"/>
    </style:style>
    <style:style style:name="P5" style:family="paragraph" style:parent-style-name="_3c_meta_3e_" style:master-page-name="MP0">
      <style:paragraph-properties style:page-number="auto" fo:break-before="page"/>
    </style:style>
    <style:style style:name="P6" style:family="paragraph" style:parent-style-name="_3c_dateline_3e_">
      <style:paragraph-properties fo:padding="0.049cm" fo:border="0.06pt solid #000000"/>
    </style:style>
    <style:style style:name="P7" style:family="paragraph" style:parent-style-name="_3c_salute_3e_">
      <style:paragraph-properties fo:padding="0.049cm" fo:border="0.06pt solid #000000"/>
    </style:style>
    <style:style style:name="P8" style:family="paragraph" style:parent-style-name="_3c_signed_3e_">
      <style:paragraph-properties fo:padding="0.049cm" fo:border="0.06pt solid #000000"/>
    </style:style>
    <style:style style:name="P9" style:family="paragraph" style:parent-style-name="Normal">
      <style:paragraph-properties fo:margin-top="0cm" fo:margin-bottom="0cm" style:contextual-spacing="false" fo:line-height="100%" fo:text-align="justify" style:justify-single-word="false"/>
    </style:style>
    <style:style style:name="P10" style:family="paragraph" style:parent-style-name="Normal">
      <style:paragraph-properties fo:margin-left="0cm" fo:margin-right="0cm" fo:margin-top="0cm" fo:margin-bottom="0cm" style:contextual-spacing="false" fo:line-height="100%" fo:text-align="justify" style:justify-single-word="false" fo:text-indent="1cm" style:auto-text-indent="false"/>
    </style:style>
    <style:style style:name="P11" style:family="paragraph" style:parent-style-name="Normal">
      <style:paragraph-properties fo:padding="0.049cm" fo:border="0.06pt solid #000000"/>
    </style:style>
    <style:style style:name="P12" style:family="paragraph" style:parent-style-name="Standard">
      <style:paragraph-properties fo:padding="0.049cm" fo:border="0.06pt solid #000000"/>
    </style:style>
    <style:style style:name="T1" style:family="text">
      <style:text-properties style:font-name-complex="Times New Roman" style:font-size-complex="10pt"/>
    </style:style>
    <style:style style:name="T2" style:family="text">
      <style:text-properties fo:color="#ff0000" loext:opacity="100%" style:font-name-complex="Times New Roman" style:font-size-complex="10pt"/>
    </style:style>
    <style:style style:name="T3" style:family="text">
      <style:text-properties style:font-size-complex="10pt"/>
    </style:style>
    <style:style style:name="T4" style:family="text">
      <style:text-properties fo:font-style="italic" style:font-style-asian="italic"/>
    </style:style>
    <style:style style:name="T5" style:family="text">
      <style:text-properties style:text-position="super 64%"/>
    </style:style>
    <style:style style:name="T6" style:family="text">
      <style:text-properties style:font-name="Times New Roman" fo:font-size="12pt" style:font-size-asian="12pt"/>
    </style:style>
    <style:style style:name="T7" style:family="text">
      <style:text-properties style:font-name="Times New Roman" fo:font-size="12pt" style:text-underline-style="solid" style:text-underline-width="auto" style:text-underline-color="font-color" style:text-underline-mode="continuous" style:text-overline-mode="continuous" style:text-line-through-mode="continuous"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Police_20_par_20_défaut"><text:span text:style-name="T1">Titre : <text:tab/></text:span></text:span>Lettre d’Eugène Delacroix à Alexandre Colonna Walewski, 26 décembre 1862</text:p>
      <text:p text:style-name="_3c_meta_3e_"><text:span text:style-name="Police_20_par_20_défaut"><text:span text:style-name="T1">Cote pays :<text:tab/>France</text:span></text:span></text:p>
      <text:p text:style-name="_3c_meta_3e_"><text:span text:style-name="Police_20_par_20_défaut"><text:span text:style-name="T1">Cote ville :<text:tab/></text:span></text:span>Pierrefitte-sur-Seine,</text:p>
      <text:p text:style-name="_3c_meta_3e_"><text:span text:style-name="Police_20_par_20_défaut"><text:span text:style-name="T1">Cote institution :<text:tab/></text:span></text:span>Archives nationales</text:p>
      <text:p text:style-name="_3c_meta_3e_"><text:span text:style-name="Police_20_par_20_défaut">Cote fonds :<text:tab/></text:span></text:p>
      <text:p text:style-name="_3c_meta_3e_"><text:span text:style-name="Police_20_par_20_défaut"><text:span text:style-name="T1">Cote :<text:tab/></text:span></text:span>F/21/550</text:p>
      <text:p text:style-name="_3c_meta_3e_"><text:span text:style-name="Police_20_par_20_défaut"><text:span text:style-name="T1">Auteur :<text:tab/>Delacroix, Eugène (1798-1863)</text:span></text:span></text:p>
      <text:p text:style-name="_3c_meta_3e_"><text:span text:style-name="Police_20_par_20_défaut"><text:span text:style-name="T1">Destinataire :<text:tab/></text:span></text:span>Colonna Walewski Alexandre, ministre des Beaux-Arts</text:p>
      <text:p text:style-name="_3c_meta_3e_"><text:span text:style-name="Police_20_par_20_défaut"><text:span text:style-name="T1">Date :<text:tab/>1862-12-26</text:span></text:span></text:p>
      <text:p text:style-name="_3c_meta_3e_"><text:span text:style-name="Police_20_par_20_défaut"><text:span text:style-name="T3">Lieu : <text:tab/></text:span></text:span></text:p>
      <text:p text:style-name="_3c_meta_3e_"><text:span text:style-name="Police_20_par_20_défaut"><text:span text:style-name="T1">Édition : <text:tab/></text:span></text:span>La minute de cette lettre, conservée aujourd’hui au musée des Beaux-Arts de Vannes a été publiée dans : Piron, <text:span text:style-name="Police_20_par_20_défaut"><text:span text:style-name="T4">Eugène Delacroix, sa vie et ses œuvres</text:span></text:span>, Paris, 1865, p. 490-491.</text:p>
      <text:p text:style-name="_3c_meta_3e_"><text:span text:style-name="Police_20_par_20_défaut"><text:span text:style-name="T1">Historique : <text:tab/></text:span></text:span></text:p>
      <text:p text:style-name="_3c_meta_3e_"><text:span text:style-name="Police_20_par_20_défaut"><text:span text:style-name="T1">Réponse à :<text:tab/></text:span></text:span></text:p>
      <text:p text:style-name="P1"><text:bookmark-start text:name="__DdeLink__753_1558515867"/>Transcription<text:bookmark-end text:name="__DdeLink__753_1558515867"/> : <text:tab/>Brice Ameille</text:p>
      <text:p text:style-name="_3c_meta_3e_"><text:bookmark-start text:name="__DdeLink__9220_591842183"/>Annotation <text:bookmark-end text:name="__DdeLink__9220_591842183"/>:<text:tab/>Baptiste Dumas-Piro</text:p>
      <text:p text:style-name="_3c_meta_3e_">Corrections : <text:tab/>Catherine Gros</text:p>
      <text:p text:style-name="_3c_meta_3e_">Corrections : <text:tab/>Gaëlle Lafage</text:p>
      <text:p text:style-name="_3c_meta_3e_"/>
      <text:p text:style-name="P2"/>
      <text:p text:style-name="P9"><text:span text:style-name="_3c_pb_3e_">[p.1]</text:span></text:p>
      <text:p text:style-name="P6">Ce <text:span text:style-name="_3c_date_3e_">26 décembre 1862</text:span></text:p>
      <text:p text:style-name="P12"/>
      <text:p text:style-name="P12"/>
      <text:p text:style-name="P7"><text:span text:style-name="_3c_persName_3e_">Monsieur le Ministre</text:span><text:span text:style-name="Appel_20_note_20_de_20_bas_20_de_20_p."><text:note text:id="ftn1" text:note-class="footnote"><text:note-citation>1</text:note-citation><text:note-body><text:p text:style-name="Footnote"><text:s/>Alexandre Florian Joseph Colonna, comte Walewski, fils naturel de Napoléon I<text:span text:style-name="Police_20_par_20_défaut"><text:span text:style-name="T5">er </text:span></text:span>et de la comtesse Marie Walewska, fit une carrière de diplomate et d’homme politique. Il fut ministre d’État de 1860 à 1863, l’amenant à se prononcer sur les acquisitions d’œuvres par l’État.</text:p></text:note-body></text:note></text:span>,</text:p>
      <text:p text:style-name="P4"><text:span text:style-name="_3c_rs.work_3e_"/></text:p>
      <text:p text:style-name="P4"><text:span text:style-name="_3c_rs.work_3e_">Un tableau</text:span><text:span text:style-name="Police_20_par_20_défaut"><text:span text:style-name="T6"> dont je suis l’auteur et représentant un </text:span></text:span><text:span text:style-name="Police_20_par_20_défaut"><text:span text:style-name="T7">Crucifiement</text:span></text:span><text:span text:style-name="Appel_20_note_20_de_20_bas_20_de_20_p."><text:span text:style-name="T6"><text:note text:id="ftn2" text:note-class="footnote"><text:note-citation>2</text:note-citation><text:note-body><text:p text:style-name="Footnote"><text:s/>Il s’agit du <text:span text:style-name="Police_20_par_20_défaut"><text:span text:style-name="T4">Christ en croix </text:span></text:span>(J421), conservé au Musée des Beaux-Arts de Vannes (https://fr.wikipedia.org/wiki/Le_Christ_sur_la_croix_(Eug%C3%A8ne_Delacroix)).</text:p></text:note-body></text:note></text:span></text:span><text:span text:style-name="Police_20_par_20_défaut"><text:span text:style-name="T6"> fut acheté par le </text:span></text:span><text:span text:style-name="_3c_persName_3e_">ministre de l’Intérieur</text:span><text:span text:style-name="Appel_20_note_20_de_20_bas_20_de_20_p."><text:span text:style-name="T6"><text:note text:id="ftn3" text:note-class="footnote"><text:note-citation>3</text:note-citation><text:note-body><text:p text:style-name="Footnote"><text:s/>Il s’agissait alors d’Adolphe Thiers (1797-1877).</text:p></text:note-body></text:note></text:span></text:span><text:span text:style-name="Police_20_par_20_défaut"><text:span text:style-name="T6"> au Salon de 1835 et destiné à la </text:span></text:span><text:span text:style-name="_3c_placeName_3e_">ville de Vannes</text:span><text:span text:style-name="Police_20_par_20_défaut"><text:span text:style-name="T6">, qui en fit don à l’une de ses églises, </text:span></text:span><text:span text:style-name="_3c_placeName_3e_">Saint-Paterne</text:span><text:span text:style-name="Police_20_par_20_défaut"><text:span text:style-name="T6">. J’apprends que </text:span></text:span><text:span text:style-name="_3c_rs.work_3e_">cet ouvrage</text:span><text:span text:style-name="Police_20_par_20_défaut"><text:span text:style-name="T6">, placé depuis longtemps dans une chapelle humide et obscure et dans les conditions les plus défavorables pour sa conservation, est effectivement menacé d’une destruction complète</text:span></text:span><text:span text:style-name="Appel_20_note_20_de_20_bas_20_de_20_p."><text:span text:style-name="T6"><text:note text:id="ftn4" text:note-class="footnote"><text:note-citation>4</text:note-citation><text:note-body><text:p text:style-name="Footnote"><text:s/>Le lendemain, Delacroix adressa <text:span text:style-name="_3c_ref_20_letter_3e_">une lettre à Henry Courmont</text:span>, chef de la division des Beaux-Arts, faisant état de la dégradation de l’œuvre et de sa volonté de le retirer de l’église Saint-Paterne pour qu’elle soit restaurée.</text:p></text:note-body></text:note></text:span></text:span><text:span text:style-name="Police_20_par_20_défaut"><text:span text:style-name="T6">. Un avis officieux donné il y a quelque temps à cet égard au curé de la paroisse n’a rien changé à la situation.</text:span></text:span></text:p>
      <text:p text:style-name="P4"><text:span text:style-name="Police_20_par_20_défaut"><text:span text:style-name="T6">Je prends la liberté de m’adresser à </text:span></text:span><text:span text:style-name="_3c_persName_3e_">Votre Excellence</text:span><text:span text:style-name="Police_20_par_20_défaut"><text:span text:style-name="T6"> pour savoir s’il n’y aurait pas lieu de demander à la ville le renvoi à </text:span></text:span><text:span text:style-name="_3c_placeName_3e_">Paris</text:span><text:span text:style-name="Police_20_par_20_défaut"><text:span text:style-name="T6"> </text:span></text:span><text:span text:style-name="_3c_rs.work_3e_">du tableau menacé</text:span><text:span text:style-name="Police_20_par_20_défaut"><text:span text:style-name="T6">, afin de pourvoir d’abord à d’urgentes réparations, sauf à disposer ensuite </text:span></text:span><text:span text:style-name="_3c_rs.work_3e_">du tableau</text:span><text:span text:style-name="Police_20_par_20_défaut"><text:span text:style-name="T6"> </text:span></text:span><text:span text:style-name="_3c_pb_3e_">[p.2]</text:span><text:span text:style-name="Police_20_par_20_défaut"><text:span text:style-name="T6"> comme il plaira à </text:span></text:span><text:span text:style-name="_3c_persName_3e_">Votre Excellence</text:span><text:span text:style-name="Police_20_par_20_défaut"><text:span text:style-name="T6"> ; elle trouvera peut-être que la ville, qui ne possède pas de musée, serait peu fondée à le revendiquer pour le rendre à la fabrique de l’église, laquelle n’a pas su pourvoir à sa conservation. Il m’a été suggéré en outre que la place défavorable assignée depuis tant d’années à </text:span></text:span><text:span text:style-name="_3c_rs.work_3e_">mon tableau</text:span><text:span text:style-name="Police_20_par_20_défaut"><text:span text:style-name="T6"> avait pu avoir pour objet une figure de Madeleine qui n’aurait pas </text:span></text:span><text:soft-page-break/><text:span text:style-name="Police_20_par_20_défaut"><text:span text:style-name="T6">paru au clergé suffisamment drapée. Cela pourrait sembler à </text:span></text:span><text:span text:style-name="_3c_persName_3e_">Votre Excellence</text:span><text:span text:style-name="Police_20_par_20_défaut"><text:span text:style-name="T6"> une nouvelle raison pour que </text:span></text:span><text:span text:style-name="_3c_rs.work_3e_">ce tableau</text:span><text:span text:style-name="Police_20_par_20_défaut"><text:span text:style-name="T6">, que j’avais composé sans intention de le voir figurer dans une église, obtînt une nouvelle destination après avoir été convenablement réparé. Je conserverais une bien vive reconnaissance de tout ce que </text:span></text:span><text:span text:style-name="_3c_persName_3e_">Votre Excellence</text:span><text:span text:style-name="Police_20_par_20_défaut"><text:span text:style-name="T6"> voudrait bien ordonner dans cette circonstance pour sauver un ouvrage auquel j’attache quelque prix, et j’ose l’espérer, de la haute et bienveillante sollicitude qu’elle étend à tout ce qui intéresse les arts.</text:span></text:span></text:p>
      <text:p text:style-name="P3"/>
      <text:p text:style-name="P7">J’ai l’honneur d’être <text:span text:style-name="_3c_pb_3e_">[p.3]</text:span> avec respect, <text:span text:style-name="_3c_persName_3e_">Monsieur le Ministre</text:span>, de Votre Excellence, le très humble, très obéissant serviteur,</text:p>
      <text:p text:style-name="P11"/>
      <text:p text:style-name="P8"><text:span text:style-name="_3c_persName_3e_">Eug. Delacroix</text:span>, membre de l’Instit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mily-generic="roman"/>
    <style:font-face style:name="sans-serif" svg:font-family="sans-serif" style:font-family-generic="swiss"/>
    <style:font-face style:name="sans-serif1" svg:font-family="sans-serif, Arial" style:font-adornments="Normal" style:font-family-generic="swis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Grande" svg:font-family="'Lucida Grande'"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loext:hyphenation-no-caps="false"/>
    </style:style>
    <style:style style:name="Normal" style:family="paragraph">
      <style:paragraph-properties fo:margin-top="0cm" fo:margin-bottom="0cm" style:contextual-spacing="false" fo:hyphenation-ladder-count="no-limit"/>
      <style:text-properties fo:hyphenate="false" loext:hyphenation-no-caps="false"/>
    </style:style>
    <style:style style:name="Texte_20_de_20_bulles" style:display-name="Texte de bulles" style:family="paragraph" style:parent-style-name="Normal">
      <style:paragraph-properties fo:hyphenation-ladder-count="no-limit"/>
      <style:text-properties style:font-name="Lucida Grande" fo:font-family="'Lucida Grande'" style:font-family-generic="swiss" style:font-pitch="variable" fo:font-size="9pt" style:font-size-asian="9pt" style:font-size-complex="9pt" fo:hyphenate="false" loext:hyphenation-no-caps="false"/>
    </style:style>
    <style:style style:name="Footnote" style:family="paragraph" style:parent-style-name="Normal" style:class="extra">
      <style:paragraph-properties fo:margin-top="0cm" fo:margin-bottom="0cm" style:contextual-spacing="false" fo:line-height="100%" fo:text-align="justify" style:justify-single-word="false" fo:hyphenation-ladder-count="no-limit"/>
      <style:text-properties style:font-name="Times New Roman" fo:font-family="'Times New Roman'" style:font-family-generic="roman" style:font-pitch="variable" style:font-size-complex="10pt" fo:hyphenate="false" loext:hyphenation-no-caps="false"/>
    </style:style>
    <style:style style:name="_3c_meta_3e_" style:display-name="&lt;meta&gt;" style:family="paragraph" style:parent-style-name="Normal">
      <loext:graphic-properties draw:fill="solid" draw:fill-color="#cccccc" draw:opacity="100%"/>
      <style:paragraph-properties fo:margin-top="0.019cm" fo:margin-bottom="0.019cm" style:contextual-spacing="false" fo:line-height="105%" fo:hyphenation-ladder-count="no-limit" fo:background-color="#cccccc">
        <style:tab-stops>
          <style:tab-stop style:position="3.5cm"/>
        </style:tab-stops>
      </style:paragraph-properties>
      <style:text-properties style:font-name="sans-serif" fo:font-family="sans-serif" style:font-family-generic="swiss" fo:font-size="10pt" style:font-name-asian="sans-serif" style:font-family-asian="sans-serif" style:font-family-generic-asian="swiss" style:font-size-asian="10pt" style:font-name-complex="sans-serif" style:font-family-complex="sans-serif" style:font-family-generic-complex="swiss" fo:hyphenate="false" loext:hyphenation-no-caps="false"/>
    </style:style>
    <style:style style:name="_3c_salute_3e_" style:display-name="&lt;salute&gt;" style:family="paragraph" style:parent-style-name="Normal" style:next-style-name="Normal">
      <style:paragraph-properties fo:margin-top="0cm" fo:margin-bottom="0cm" style:contextual-spacing="false"/>
    </style:style>
    <style:style style:name="_3c_dateline_3e_" style:display-name="&lt;dateline&gt;" style:family="paragraph" style:parent-style-name="Normal">
      <style:paragraph-properties fo:margin-top="0cm" fo:margin-bottom="0cm" style:contextual-spacing="false" fo:text-align="end" style:justify-single-word="false"/>
    </style:style>
    <style:style style:name="_3c_signed_3e_" style:display-name="&lt;signed&gt;" style:family="paragraph" style:parent-style-name="Normal" style:next-style-name="Normal">
      <style:paragraph-properties fo:margin-top="0cm" fo:margin-bottom="0cm" style:contextual-spacing="false" fo:text-align="end" style:justify-single-word="false"/>
    </style:style>
    <style:style style:name="Police_20_par_20_défaut" style:display-name="Police par défaut" style:family="text"/>
    <style:style style:name="Texte_20_de_20_bulles_20_Car" style:display-name="Texte de bulles Car" style:family="text" style:parent-style-name="Police_20_par_20_défaut">
      <style:text-properties style:font-name="Lucida Grande" fo:font-family="'Lucida Grande'" style:font-family-generic="swiss" style:font-pitch="variable" fo:font-size="9pt" style:font-size-asian="9pt" style:font-size-complex="9pt"/>
    </style:style>
    <style:style style:name="Note_20_de_20_bas_20_de_20_page_20_Car" style:display-name="Note de bas de page Car" style:family="text" style:parent-style-name="Police_20_par_20_défaut">
      <style:text-properties style:font-name="Times New Roman" fo:font-family="'Times New Roman'" style:font-family-generic="roman" style:font-pitch="variable" style:font-size-complex="10pt"/>
    </style:style>
    <style:style style:name="Appel_20_note_20_de_20_bas_20_de_20_p." style:display-name="Appel note de bas de p." style:family="text" style:parent-style-name="Police_20_par_20_défaut">
      <style:text-properties style:text-position="super 64%"/>
    </style:style>
    <style:style style:name="_3c_date_3e_" style:display-name="&lt;date&gt;" style:family="text">
      <style:text-properties style:font-name="Times New Roman" fo:font-family="'Times New Roman'" style:font-family-generic="roman" style:font-pitch="variable" fo:font-size="12pt" style:text-underline-style="dotted" style:text-underline-width="auto" style:text-underline-color="font-color" style:text-underline-mode="continuous" style:text-overline-mode="continuous" style:text-line-through-mode="continuous" style:font-size-asian="12pt" style:font-name-complex="Times New Roman" style:font-family-complex="'Times New Roman'" style:font-family-generic-complex="roman" style:font-pitch-complex="variable"/>
    </style:style>
    <style:style style:name="_3c_pb_3e_" style:display-name="&lt;pb&gt;" style:family="text">
      <style:text-properties fo:color="#999999" loext:opacity="100%" style:font-name="sans-serif1" fo:font-family="sans-serif, Arial" style:font-style-name="Normal" style:font-family-generic="swiss" fo:font-size="11pt" fo:background-color="#ffffff" style:font-name-asian="Arial" style:font-family-asian="Arial, sans-serif" style:font-family-generic-asian="roman" style:font-size-asian="11pt" style:font-name-complex="Arial" style:font-family-complex="Arial, sans-serif" style:font-family-generic-complex="roman"/>
    </style:style>
    <style:style style:name="_3c_persName_3e_" style:display-name="&lt;persName&gt;" style:family="text">
      <style:text-properties fo:color="#000000" loext:opacity="100%" style:font-name="Times New Roman" fo:font-family="'Times New Roman'" style:font-family-generic="roman" style:font-pitch="variable" fo:font-size="12pt" fo:font-style="normal" style:text-underline-style="none" fo:font-weight="normal" fo:background-color="#ffff00" style:font-size-asian="12pt" style:font-style-asian="normal" style:font-weight-asian="normal" loext:padding="0.049cm" loext:border="0.06pt solid #000000"/>
    </style:style>
    <style:style style:name="_3c_placeName_3e_" style:display-name="&lt;placeName&gt;" style:family="text">
      <style:text-properties style:font-name="Times New Roman" fo:font-family="'Times New Roman'" style:font-family-generic="roman" style:font-pitch="variable" fo:font-size="12pt" fo:background-color="#ff0000" style:font-size-asian="12pt" loext:padding="0.049cm" loext:border="0.06pt solid #000000"/>
    </style:style>
    <style:style style:name="Titre_20_1_20_Car" style:display-name="Titre 1 Car" style:family="text" style:parent-style-name="Police_20_par_20_défau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_3c_rs.work_3e_" style:display-name="&lt;rs.work&gt;"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_3c_ref_20_letter_3e_" style:display-name="&lt;ref letter&gt;" style:family="text" style:parent-style-name="Police_20_par_20_défaut">
      <style:text-properties fo:background-color="#92d050"/>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dc:title/>
    <dc:description/>
    <dc:subject/>
    <meta:initial-creator>Brice</meta:initial-creator>
    <meta:creation-date>2021-04-02T22:00:00Z</meta:creation-date>
    <dc:date>2021-04-11T02:24:56.354298009</dc:date>
    <meta:editing-cycles>11</meta:editing-cycles>
    <meta:editing-duration>PT58M22S</meta:editing-duration>
    <meta:document-statistic meta:table-count="0" meta:image-count="0" meta:object-count="0" meta:page-count="2" meta:paragraph-count="28" meta:word-count="518" meta:character-count="3288" meta:non-whitespace-character-count="2783"/>
    <meta:template xlink:type="simple" xlink:actuate="onRequest" xlink:title="" xlink:href="./C:%5CUsers%5CBrice%5CDesktop%5CDelacroix%5CDelacroix%20-%20Transcriptions%5CModèle%20transcription.dotm"/>
  </office:meta>
</office:document-meta>
</file>